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55in"/>
    </style:style>
    <style:style style:name="co2" style:family="table-column">
      <style:table-column-properties fo:break-before="auto" style:column-width="5.0063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2.5791in"/>
    </style:style>
    <style:style style:name="co5" style:family="table-column">
      <style:table-column-properties fo:break-before="auto" style:column-width="3.5346in"/>
    </style:style>
    <style:style style:name="co6" style:family="table-column">
      <style:table-column-properties fo:break-before="auto" style:column-width="0.798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ta1" style:family="table" style:master-page-name="PageStyle_5f_Intel-Xeon-Processor-E5-v3-Family.csv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Intel-Xeon-Processor-E5-v3-Family.csv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51" table:default-cell-style-name="ce1"/>
        <table:table-column table:style-name="co6" table:number-columns-repeated="76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hoicecategory</text:p>
          </table:table-cell>
          <table:table-cell office:value-type="string" calcext:value-type="string">
            <text:p>blurb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sortord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GB DDR3 Memory (1333/1600/1833)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DR3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4GB DDR3 Memory (1333/1600/1833)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DR3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GB DDR3 Memory (1333/1600/1833)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DR3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GB DDR3 Memory (1333/1600/1833)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DR3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4GB DDR4 Memory (2133/2400/2666)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DR4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GB DDR4 Memory (2133/2400/2666)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DR4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GB DDR4 Memory (2133/2400/2666)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DR4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2GB DDR4 Memory (2133/2400/2666)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DR4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4GB DDR4 Memory (2133/2400/2666)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DR4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4GB DDR3 Memory (1333/1600/1833) ECC / REG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DR3 ECC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GB DDR3 Memory (1333/1600/1833) ECC / REG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DR3 ECC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GB DDR3 Memory (1333/1600/1833) ECC / REG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DR3 ECC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2GB DDR3 Memory (1333/1600/1833) ECC / REG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DR3 ECC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4GB DDR4 Memory (2133/2400/2666) ECC / REG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DR4 ECC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GB DDR4 Memory (2133/2400/2666) ECC / REG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DR4 ECC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GB DDR4 Memory (2133/2400/2666) ECC / REG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DR4 ECC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2GB DDR4 Memory (2133/2400/2666) ECC / REG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DR4 ECC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4GB DDR4 Memory (2133/2400/2666) ECC / REG</text:p>
          </table:table-cell>
          <table:table-cell office:value-type="string" calcext:value-type="string">
            <text:p>speed depends on mobo, configuration, &amp; total capacity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DDR4 ECC</text:p>
          </table:table-cell>
          <table:table-cell office:value-type="string" calcext:value-type="string">
            <text:p>Motherboard &amp; overall config determines speed options - if you have a requirement, indicate it in the Notes field</text:p>
          </table:table-cell>
          <table:table-cell table:number-columns-repeated="3"/>
          <table:table-cell table:formula="of:=TRUE(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2" table:number-rows-repeated="9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'Intel-Xeon-Processor-E5-v3-Family.csv'.$A$1" table:expression=""/>
          <table:named-expression table:name="Excel_BuiltIn_Sheet_Title" table:base-cell-address="$'Intel-Xeon-Processor-E5-v3-Family.csv'.$A$1" table:expression="&quot;Intel-Xeon-Processor-E5-v3-Family.csv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number number: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3P0"/>
    </number:currency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25P1" style:volatile="true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25P2" style:volatile="true">
      <number:text> </number:text>
      <number:currency-symbol/>
      <loext:fill-character> </loext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27P1" style:volatile="true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7P2" style:volatile="true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asian="Droid Sans Fallback" style:font-family-asian="'Droid Sans Fallback'" style:font-family-generic-asian="system" style:font-pitch-asian="variable" style:font-name-complex="Sans" style:font-family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.528in"/>
      </style:header-style>
      <style:footer-style>
        <style:header-footer-properties fo:min-height="0.2953in" fo:margin-left="0in" fo:margin-right="0in" fo:margin-top="0.528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l-Xeon-Processor-E5-v3-Family.csv" style:display-name="PageStyle_Intel-Xeon-Processor-E5-v3-Family.csv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21:05:52</meta:creation-date>
    <dc:date>2015-02-17T14:22:46.887277731</dc:date>
    <dc:creator>Joseph Wolff</dc:creator>
    <meta:document-statistic meta:table-count="1" meta:cell-count="136" meta:object-count="0"/>
    <meta:generator>LibreOffice/4.2.7.2$Linux_X86_64 LibreOffice_project/420m0$Build-2</meta:generator>
  </office:meta>
</office:document-meta>
</file>